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rum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ublic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ver</text:p>
          </table:table-cell>
          <table:table-cell office:value-type="string" table:style-name="ce2">
            <text:p>created_at</text:p>
          </table:table-cell>
          <table:table-cell office:value-type="string" table:style-name="ce2">
            <text:p>updated_a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Cộng đồng sinh viên khoá 1</text:p>
          </table:table-cell>
          <table:table-cell office:value-type="string" table:style-name="ce1">
            <text:p>forums/forum-1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Cộng đồng sinh viên khoá 2</text:p>
          </table:table-cell>
          <table:table-cell office:value-type="string" table:style-name="ce1">
            <text:p>forums/forum-2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Cộng đồng sinh viên khoá 3</text:p>
          </table:table-cell>
          <table:table-cell office:value-type="string" table:style-name="ce1">
            <text:p>forums/forum-3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Cộng đồng sinh viên khoá 4</text:p>
          </table:table-cell>
          <table:table-cell office:value-type="string" table:style-name="ce1">
            <text:p>forums/forum-4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Cộng đồng sinh viên khoá 5</text:p>
          </table:table-cell>
          <table:table-cell office:value-type="string" table:style-name="ce1">
            <text:p>forums/forum-5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Cộng đồng sinh viên TFT</text:p>
          </table:table-cell>
          <table:table-cell office:value-type="string" table:style-name="ce1">
            <text:p>forums/forum-tft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Hỏi đáp</text:p>
          </table:table-cell>
          <table:table-cell office:value-type="string" table:style-name="ce1">
            <text:p>forums/forum-guest.jpg</text:p>
          </table:table-cell>
          <table:table-cell office:value-type="string" table:style-name="ce1">
            <text:p>2024-05-06 08:23:04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phpMyAdmin 5.2.0</meta:initial-creator>
    <dc:creator>nhiphuong130920@outlook.com</dc:creator>
    <meta:creation-date>2024-05-06T01:26:58Z</meta:creation-date>
    <dc:date>2024-05-14T02:21:47Z</dc:date>
  </office:meta>
</office:document-meta>
</file>